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9.1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3.6925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8.5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5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7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EMO_CSharpHotkey</text:p>
          </table:table-cell>
          <table:table-cell office:value-type="string" calcext:value-type="string">
            <text:p>sl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otnet3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PreBuildEvents</text:p>
          </table:table-cell>
          <table:table-cell office:value-type="string" calcext:value-type="string">
            <text:p>tx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test</text:p>
          </table:table-cell>
          <table:table-cell office:value-type="string" calcext:value-type="string">
            <text:p>zi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sidx</text:p>
          </table:table-cell>
          <table:table-cell office:value-type="string" calcext:value-type="string">
            <text:p>vs\DEMO_CSharpHotkey\FileContentIndex\0b168408-4510-4e55-9117-16e8d4c6a841</text:p>
          </table:table-cell>
          <table:table-cell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sidx</text:p>
          </table:table-cell>
          <table:table-cell office:value-type="string" calcext:value-type="string">
            <text:p>vs\DEMO_CSharpHotkey\FileContentIndex\25dae628-a454-4a31-9a0f-aeb3d7d91cae</text:p>
          </table:table-cell>
          <table:table-cell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sidx</text:p>
          </table:table-cell>
          <table:table-cell office:value-type="string" calcext:value-type="string">
            <text:p>vs\DEMO_CSharpHotkey\FileContentIndex\3eadad28-cbf5-4ca4-9f4a-1861815c3ce0</text:p>
          </table:table-cell>
          <table:table-cell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sidx</text:p>
          </table:table-cell>
          <table:table-cell office:value-type="string" calcext:value-type="string">
            <text:p>vs\DEMO_CSharpHotkey\FileContentIndex\409da4b0-94d9-4414-bc40-0946a2bd3764</text:p>
          </table:table-cell>
          <table:table-cell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sidx</text:p>
          </table:table-cell>
          <table:table-cell office:value-type="string" calcext:value-type="string">
            <text:p>vs\DEMO_CSharpHotkey\FileContentIndex\5acb4b53-c4a0-438c-989a-716e262fc0a8</text:p>
          </table:table-cell>
          <table:table-cell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sidx</text:p>
          </table:table-cell>
          <table:table-cell office:value-type="string" calcext:value-type="string">
            <text:p>vs\DEMO_CSharpHotkey\FileContentIndex\71351905-5232-4ed7-a758-1e07df3c6636</text:p>
          </table:table-cell>
          <table:table-cell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sidx</text:p>
          </table:table-cell>
          <table:table-cell office:value-type="string" calcext:value-type="string">
            <text:p>vs\DEMO_CSharpHotkey\FileContentIndex\9786999c-2805-4c01-91a0-134c6a08feee</text:p>
          </table:table-cell>
          <table:table-cell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sidx</text:p>
          </table:table-cell>
          <table:table-cell office:value-type="string" calcext:value-type="string">
            <text:p>vs\DEMO_CSharpHotkey\FileContentIndex\9b8c3fe0-8b03-468a-a378-8d2043714e0c</text:p>
          </table:table-cell>
          <table:table-cell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sidx</text:p>
          </table:table-cell>
          <table:table-cell office:value-type="string" calcext:value-type="string">
            <text:p>vs\DEMO_CSharpHotkey\FileContentIndex\aa01a3a6-b194-4e6c-a857-c283fc50e149</text:p>
          </table:table-cell>
          <table:table-cell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ck</text:p>
          </table:table-cell>
          <table:table-cell office:value-type="string" calcext:value-type="string">
            <text:p>vs\DEMO_CSharpHotkey\FileContentIndex\read</text:p>
          </table:table-cell>
          <table:table-cell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o</text:p>
          </table:table-cell>
          <table:table-cell office:value-type="string" calcext:value-type="string">
            <text:p>vs\DEMO_CSharpHotkey\v17\</text:p>
          </table:table-cell>
          <table:table-cell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EMO_CSharpHotkey\App</text:p>
          </table:table-cell>
          <table:table-cell office:value-type="string" calcext:value-type="string">
            <text:p>confi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EMO_CSharpHotkey\CSharpHotkey</text:p>
          </table:table-cell>
          <table:table-cell office:value-type="string" calcext:value-type="string">
            <text:p>c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DEMO_CSharpHotkey\csharp_128_multi</text:p>
          </table:table-cell>
          <table:table-cell office:value-type="string" calcext:value-type="string">
            <text:p>ic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EMO_CSharpHotkey\DEMO_CSharpHotkey</text:p>
          </table:table-cell>
          <table:table-cell office:value-type="string" calcext:value-type="string">
            <text:p>csproj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EMO_CSharpHotkey\DEMO_CSharpHotkey</text:p>
          </table:table-cell>
          <table:table-cell office:value-type="string" calcext:value-type="string">
            <text:p>ini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EMO_CSharpHotkey\Form1</text:p>
          </table:table-cell>
          <table:table-cell office:value-type="string" calcext:value-type="string">
            <text:p>c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EMO_CSharpHotkey\Form1</text:p>
          </table:table-cell>
          <table:table-cell office:value-type="string" calcext:value-type="string">
            <text:p>Designer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EMO_CSharpHotkey\Form1</text:p>
          </table:table-cell>
          <table:table-cell office:value-type="string" calcext:value-type="string">
            <text:p>resx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EMO_CSharpHotkey\PreBuildEvents</text:p>
          </table:table-cell>
          <table:table-cell office:value-type="string" calcext:value-type="string">
            <text:p>ba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EMO_CSharpHotkey\Program</text:p>
          </table:table-cell>
          <table:table-cell office:value-type="string" calcext:value-type="string">
            <text:p>c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DEMO_CSharpHotkey\test-flaticon-free</text:p>
          </table:table-cell>
          <table:table-cell office:value-type="string" calcext:value-type="string">
            <text:p>ic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EMO_CSharpHotkey\UTIL</text:p>
          </table:table-cell>
          <table:table-cell office:value-type="string" calcext:value-type="string">
            <text:p>IniReader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EMO_CSharpHotkey\UTIL</text:p>
          </table:table-cell>
          <table:table-cell office:value-type="string" calcext:value-type="string">
            <text:p>LogFile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DEMO_CSharpHotkey\bin\Debug\DEMO_CSharpHotkey</text:p>
          </table:table-cell>
          <table:table-cell office:value-type="string" calcext:value-type="string">
            <text:p>ex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EMO_CSharpHotkey\bin\Debug\DEMO_CSharpHotkey</text:p>
          </table:table-cell>
          <table:table-cell office:value-type="string" calcext:value-type="string">
            <text:p>pdb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DEMO_CSharpHotkey\obj\Debug\DEMO_CSharpHotkey</text:p>
          </table:table-cell>
          <table:table-cell office:value-type="string" calcext:value-type="string">
            <text:p>csproj</text:p>
          </table:table-cell>
          <table:table-cell office:value-type="string" calcext:value-type="string">
            <text:p>AssemblyReference</text:p>
          </table:table-cell>
          <table:table-cell office:value-type="string" calcext:value-type="string">
            <text:p>cach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EMO_CSharpHotkey\obj\Debug\DEMO_CSharpHotkey</text:p>
          </table:table-cell>
          <table:table-cell office:value-type="string" calcext:value-type="string">
            <text:p>csproj</text:p>
          </table:table-cell>
          <table:table-cell office:value-type="string" calcext:value-type="string">
            <text:p>CoreCompileInputs</text:p>
          </table:table-cell>
          <table:table-cell office:value-type="string" calcext:value-type="string">
            <text:p>cach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EMO_CSharpHotkey\obj\Debug\DEMO_CSharpHotkey</text:p>
          </table:table-cell>
          <table:table-cell office:value-type="string" calcext:value-type="string">
            <text:p>csproj</text:p>
          </table:table-cell>
          <table:table-cell office:value-type="string" calcext:value-type="string">
            <text:p>FileListAbsolute</text:p>
          </table:table-cell>
          <table:table-cell office:value-type="string" calcext:value-type="string">
            <text:p>tx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DEMO_CSharpHotkey\obj\Debug\DEMO_CSharpHotkey</text:p>
          </table:table-cell>
          <table:table-cell office:value-type="string" calcext:value-type="string">
            <text:p>csproj</text:p>
          </table:table-cell>
          <table:table-cell office:value-type="string" calcext:value-type="string">
            <text:p>GenerateResource</text:p>
          </table:table-cell>
          <table:table-cell office:value-type="string" calcext:value-type="string">
            <text:p>cach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EMO_CSharpHotkey\obj\Debug\DEMO_CSharpHotkey</text:p>
          </table:table-cell>
          <table:table-cell office:value-type="string" calcext:value-type="string">
            <text:p>csproj</text:p>
          </table:table-cell>
          <table:table-cell office:value-type="string" calcext:value-type="string">
            <text:p>SuggestedBindingRedirects</text:p>
          </table:table-cell>
          <table:table-cell office:value-type="string" calcext:value-type="string">
            <text:p>cach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DEMO_CSharpHotkey\obj\Debug\DEMO_CSharpHotkey</text:p>
          </table:table-cell>
          <table:table-cell office:value-type="string" calcext:value-type="string">
            <text:p>ex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DEMO_CSharpHotkey\obj\Debug\DEMO_CSharpHotkey</text:p>
          </table:table-cell>
          <table:table-cell office:value-type="string" calcext:value-type="string">
            <text:p>Form1</text:p>
          </table:table-cell>
          <table:table-cell office:value-type="string" calcext:value-type="string">
            <text:p>resource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EMO_CSharpHotkey\obj\Debug\DEMO_CSharpHotkey</text:p>
          </table:table-cell>
          <table:table-cell office:value-type="string" calcext:value-type="string">
            <text:p>pdb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DEMO_CSharpHotkey\obj\Debug\DEMO_CSharpHotkey</text:p>
          </table:table-cell>
          <table:table-cell office:value-type="string" calcext:value-type="string">
            <text:p>Properties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resourc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DEMO_CSharpHotkey\obj\Debug\DesignTimeResolveAssemblyReferencesInput</text:p>
          </table:table-cell>
          <table:table-cell office:value-type="string" calcext:value-type="string">
            <text:p>cach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EMO_CSharpHotkey\Properties\AssemblyInfo</text:p>
          </table:table-cell>
          <table:table-cell office:value-type="string" calcext:value-type="string">
            <text:p>c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EMO_CSharpHotkey\Properties\Resources</text:p>
          </table:table-cell>
          <table:table-cell office:value-type="string" calcext:value-type="string">
            <text:p>Designer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EMO_CSharpHotkey\Properties\Resources</text:p>
          </table:table-cell>
          <table:table-cell office:value-type="string" calcext:value-type="string">
            <text:p>resx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EMO_CSharpHotkey\Properties\Settings</text:p>
          </table:table-cell>
          <table:table-cell office:value-type="string" calcext:value-type="string">
            <text:p>Designer</text:p>
          </table:table-cell>
          <table:table-cell office:value-type="string" calcext:value-type="string">
            <text:p>c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factoring:</text:p>
          </table:table-cell>
          <table:table-cell office:value-type="string" calcext:value-type="string">
            <text:p>D:\Software\DEV\Work\csharp\Projects\_TEST_NOT_CLEANED\DEMO_CSharpHotkey\Properties\Settings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DEMO_CSharpHotkey\Resources\csharp_128_multi</text:p>
          </table:table-cell>
          <table:table-cell office:value-type="string" calcext:value-type="string">
            <text:p>ic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DEMO_CSharpHotkey\Resources\face-smile</text:p>
          </table:table-cell>
          <table:table-cell office:value-type="string" calcext:value-type="string">
            <text:p>ico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sBinaryFile:</text:p>
          </table:table-cell>
          <table:table-cell office:value-type="string" calcext:value-type="string">
            <text:p>D:\Software\DEV\Work\csharp\Projects\_TEST_NOT_CLEANED\DEMO_CSharpHotkey\Resources\logout_button</text:p>
          </table:table-cell>
          <table:table-cell office:value-type="string" calcext:value-type="string">
            <text:p>png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X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DEMO_CSharpHotkey</text:p>
          </table:table-cell>
          <table:table-cell office:value-type="string" calcext:value-type="string">
            <text:p>sl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dotnet3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PreBuildEvents</text:p>
          </table:table-cell>
          <table:table-cell office:value-type="string" calcext:value-type="string">
            <text:p>tx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zip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0b168408-4510-4e55-9117-16e8d4c6a841</text:p>
          </table:table-cell>
          <table:table-cell office:value-type="string" calcext:value-type="string">
            <text:p>vsidx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25dae628-a454-4a31-9a0f-aeb3d7d91cae</text:p>
          </table:table-cell>
          <table:table-cell office:value-type="string" calcext:value-type="string">
            <text:p>vsidx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3eadad28-cbf5-4ca4-9f4a-1861815c3ce0</text:p>
          </table:table-cell>
          <table:table-cell office:value-type="string" calcext:value-type="string">
            <text:p>vsidx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409da4b0-94d9-4414-bc40-0946a2bd3764</text:p>
          </table:table-cell>
          <table:table-cell office:value-type="string" calcext:value-type="string">
            <text:p>vsidx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5acb4b53-c4a0-438c-989a-716e262fc0a8</text:p>
          </table:table-cell>
          <table:table-cell office:value-type="string" calcext:value-type="string">
            <text:p>vsidx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71351905-5232-4ed7-a758-1e07df3c6636</text:p>
          </table:table-cell>
          <table:table-cell office:value-type="string" calcext:value-type="string">
            <text:p>vsidx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9786999c-2805-4c01-91a0-134c6a08feee</text:p>
          </table:table-cell>
          <table:table-cell office:value-type="string" calcext:value-type="string">
            <text:p>vsidx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9b8c3fe0-8b03-468a-a378-8d2043714e0c</text:p>
          </table:table-cell>
          <table:table-cell office:value-type="string" calcext:value-type="string">
            <text:p>vsidx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aa01a3a6-b194-4e6c-a857-c283fc50e149</text:p>
          </table:table-cell>
          <table:table-cell office:value-type="string" calcext:value-type="string">
            <text:p>vsidx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su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confi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CSharpHotkey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csharp_128_multi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DEMO_CSharpHotkey</text:p>
          </table:table-cell>
          <table:table-cell office:value-type="string" calcext:value-type="string">
            <text:p>csproj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DEMO_CSharpHotkey</text:p>
          </table:table-cell>
          <table:table-cell office:value-type="string" calcext:value-type="string">
            <text:p>ini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Form1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Form1.Designer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Form1</text:p>
          </table:table-cell>
          <table:table-cell office:value-type="string" calcext:value-type="string">
            <text:p>resx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PreBuildEvents</text:p>
          </table:table-cell>
          <table:table-cell office:value-type="string" calcext:value-type="string">
            <text:p>ba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test-flaticon-free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UTIL.IniReader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UTIL.LogFile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DEMO_CSharpHotkey</text:p>
          </table:table-cell>
          <table:table-cell office:value-type="string" calcext:value-type="string">
            <text:p>ex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DEMO_CSharpHotkey</text:p>
          </table:table-cell>
          <table:table-cell office:value-type="string" calcext:value-type="string">
            <text:p>pdb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DEMO_CSharpHotkey.csproj.AssemblyReference</text:p>
          </table:table-cell>
          <table:table-cell office:value-type="string" calcext:value-type="string">
            <text:p>cach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DEMO_CSharpHotkey.csproj.CoreCompileInputs</text:p>
          </table:table-cell>
          <table:table-cell office:value-type="string" calcext:value-type="string">
            <text:p>cach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DEMO_CSharpHotkey.csproj.FileListAbsolute</text:p>
          </table:table-cell>
          <table:table-cell office:value-type="string" calcext:value-type="string">
            <text:p>tx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DEMO_CSharpHotkey.csproj.GenerateResource</text:p>
          </table:table-cell>
          <table:table-cell office:value-type="string" calcext:value-type="string">
            <text:p>cach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DEMO_CSharpHotkey.csproj.SuggestedBindingRedirects</text:p>
          </table:table-cell>
          <table:table-cell office:value-type="string" calcext:value-type="string">
            <text:p>cach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DEMO_CSharpHotkey</text:p>
          </table:table-cell>
          <table:table-cell office:value-type="string" calcext:value-type="string">
            <text:p>ex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DEMO_CSharpHotkey.Form1</text:p>
          </table:table-cell>
          <table:table-cell office:value-type="string" calcext:value-type="string">
            <text:p>resourc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DEMO_CSharpHotkey</text:p>
          </table:table-cell>
          <table:table-cell office:value-type="string" calcext:value-type="string">
            <text:p>pdb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DEMO_CSharpHotkey.Properties.Resources</text:p>
          </table:table-cell>
          <table:table-cell office:value-type="string" calcext:value-type="string">
            <text:p>resource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DesignTimeResolveAssemblyReferencesInput</text:p>
          </table:table-cell>
          <table:table-cell office:value-type="string" calcext:value-type="string">
            <text:p>cach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AssemblyInfo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Resources.Designer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Resources</text:p>
          </table:table-cell>
          <table:table-cell office:value-type="string" calcext:value-type="string">
            <text:p>resx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Settings.Designer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SCII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csharp_128_multi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face-smile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inary</text:p>
          </table:table-cell>
          <table:table-cell office:value-type="string" calcext:value-type="string">
            <text:p>logout_button</text:p>
          </table:table-cell>
          <table:table-cell office:value-type="string" calcext:value-type="string">
            <text:p>png</text:p>
          </table:table-cell>
        </table:table-row>
      </table:table>
      <table:table table:name="Pivot Table_Sheet2_1" table:style-name="ta1">
        <table:table-column table:style-name="co1" table:default-cell-style-name="ce3"/>
        <table:table-column table:style-name="co4" table:number-columns-repeated="2" table:default-cell-style-name="ce11"/>
        <table:table-column table:style-name="co1" table:default-cell-style-name="ce18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7" office:value-type="string" calcext:value-type="string">
            <text:p>EXT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(empty)</text:p>
          </table:table-cell>
        </table:table-row>
        <table:table-row table:style-name="ro1">
          <table:table-cell table:style-name="ce2" office:value-type="string" calcext:value-type="string">
            <text:p>ASCII</text:p>
          </table:table-cell>
          <table:table-cell table:style-name="ce8" office:value-type="string" calcext:value-type="string">
            <text:p>bat</text:p>
          </table:table-cell>
          <table:table-cell table:style-name="ce8" office:value-type="string" calcext:value-type="string">
            <text:p>PreBuildEvents</text:p>
          </table:table-cell>
          <table:table-cell table:style-name="ce15"/>
        </table:table-row>
        <table:table-row table:style-name="ro1">
          <table:table-cell/>
          <table:table-cell table:style-name="ce9" office:value-type="string" calcext:value-type="string">
            <text:p>cache</text:p>
          </table:table-cell>
          <table:table-cell table:style-name="ce9" office:value-type="string" calcext:value-type="string">
            <text:p>DEMO_CSharpHotkey.csproj.CoreCompileInputs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DEMO_CSharpHotkey.csproj.SuggestedBindingRedirects</text:p>
          </table:table-cell>
          <table:table-cell table:style-name="ce17"/>
        </table:table-row>
        <table:table-row table:style-name="ro1">
          <table:table-cell/>
          <table:table-cell table:style-name="ce8" office:value-type="string" calcext:value-type="string">
            <text:p>config</text:p>
          </table:table-cell>
          <table:table-cell table:style-name="ce8" office:value-type="string" calcext:value-type="string">
            <text:p>App</text:p>
          </table:table-cell>
          <table:table-cell table:style-name="ce15"/>
        </table:table-row>
        <table:table-row table:style-name="ro1">
          <table:table-cell/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AssemblyInfo</text:p>
          </table:table-cell>
          <table:table-cell table:style-name="ce16"/>
        </table:table-row>
        <table:table-row table:style-name="ro1">
          <table:table-cell table:number-columns-repeated="2"/>
          <table:table-cell office:value-type="string" calcext:value-type="string">
            <text:p>CSharpHotke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rm1.Design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gra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sources.Design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.Design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TIL.IniReader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UTIL.LogFile</text:p>
          </table:table-cell>
          <table:table-cell table:style-name="ce17"/>
        </table:table-row>
        <table:table-row table:style-name="ro1">
          <table:table-cell/>
          <table:table-cell table:style-name="ce8" office:value-type="string" calcext:value-type="string">
            <text:p>csproj</text:p>
          </table:table-cell>
          <table:table-cell table:style-name="ce8" office:value-type="string" calcext:value-type="string">
            <text:p>DEMO_CSharpHotkey</text:p>
          </table:table-cell>
          <table:table-cell table:style-name="ce15"/>
        </table:table-row>
        <table:table-row table:style-name="ro1">
          <table:table-cell/>
          <table:table-cell table:style-name="ce8" office:value-type="string" calcext:value-type="string">
            <text:p>ini</text:p>
          </table:table-cell>
          <table:table-cell table:style-name="ce8" office:value-type="string" calcext:value-type="string">
            <text:p>DEMO_CSharpHotkey</text:p>
          </table:table-cell>
          <table:table-cell table:style-name="ce15"/>
        </table:table-row>
        <table:table-row table:style-name="ro1">
          <table:table-cell/>
          <table:table-cell table:style-name="ce8" office:value-type="string" calcext:value-type="string">
            <text:p>lock</text:p>
          </table:table-cell>
          <table:table-cell table:style-name="ce8" office:value-type="string" calcext:value-type="string">
            <text:p>read</text:p>
          </table:table-cell>
          <table:table-cell table:style-name="ce15"/>
        </table:table-row>
        <table:table-row table:style-name="ro1">
          <table:table-cell/>
          <table:table-cell table:style-name="ce8" office:value-type="string" calcext:value-type="string">
            <text:p>pdb</text:p>
          </table:table-cell>
          <table:table-cell table:style-name="ce8" office:value-type="string" calcext:value-type="string">
            <text:p>DEMO_CSharpHotkey</text:p>
          </table:table-cell>
          <table:table-cell table:style-name="ce15"/>
        </table:table-row>
        <table:table-row table:style-name="ro1">
          <table:table-cell/>
          <table:table-cell table:style-name="ce9" office:value-type="string" calcext:value-type="string">
            <text:p>resx</text:p>
          </table:table-cell>
          <table:table-cell table:style-name="ce9" office:value-type="string" calcext:value-type="string">
            <text:p>Form1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Resources</text:p>
          </table:table-cell>
          <table:table-cell table:style-name="ce17"/>
        </table:table-row>
        <table:table-row table:style-name="ro1">
          <table:table-cell/>
          <table:table-cell table:style-name="ce8" office:value-type="string" calcext:value-type="string">
            <text:p>settings</text:p>
          </table:table-cell>
          <table:table-cell table:style-name="ce8" office:value-type="string" calcext:value-type="string">
            <text:p>Settings</text:p>
          </table:table-cell>
          <table:table-cell table:style-name="ce15"/>
        </table:table-row>
        <table:table-row table:style-name="ro1">
          <table:table-cell/>
          <table:table-cell table:style-name="ce8" office:value-type="string" calcext:value-type="string">
            <text:p>sln</text:p>
          </table:table-cell>
          <table:table-cell table:style-name="ce8" office:value-type="string" calcext:value-type="string">
            <text:p>DEMO_CSharpHotkey</text:p>
          </table:table-cell>
          <table:table-cell table:style-name="ce15"/>
        </table:table-row>
        <table:table-row table:style-name="ro1">
          <table:table-cell/>
          <table:table-cell table:style-name="ce9" office:value-type="string" calcext:value-type="string">
            <text:p>txt</text:p>
          </table:table-cell>
          <table:table-cell table:style-name="ce9" office:value-type="string" calcext:value-type="string">
            <text:p>DEMO_CSharpHotkey.csproj.FileListAbsolute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PreBuildEvents</text:p>
          </table:table-cell>
          <table:table-cell table:style-name="ce17"/>
        </table:table-row>
        <table:table-row table:style-name="ro1">
          <table:table-cell table:style-name="ce4"/>
          <table:table-cell table:style-name="ce8" office:value-type="string" calcext:value-type="string">
            <text:p>(empty)</text:p>
          </table:table-cell>
          <table:table-cell table:style-name="ce8" office:value-type="string" calcext:value-type="string">
            <text:p>dotnet35</text:p>
          </table:table-cell>
          <table:table-cell table:style-name="ce15"/>
        </table:table-row>
        <table:table-row table:style-name="ro1">
          <table:table-cell table:style-name="ce2" office:value-type="string" calcext:value-type="string">
            <text:p>Binary</text:p>
          </table:table-cell>
          <table:table-cell table:style-name="ce9" office:value-type="string" calcext:value-type="string">
            <text:p>cache</text:p>
          </table:table-cell>
          <table:table-cell table:style-name="ce9" office:value-type="string" calcext:value-type="string">
            <text:p>DEMO_CSharpHotkey.csproj.AssemblyReference</text:p>
          </table:table-cell>
          <table:table-cell table:style-name="ce16"/>
        </table:table-row>
        <table:table-row table:style-name="ro1">
          <table:table-cell table:number-columns-repeated="2"/>
          <table:table-cell office:value-type="string" calcext:value-type="string">
            <text:p>DEMO_CSharpHotkey.csproj.GenerateResource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DesignTimeResolveAssemblyReferencesInput</text:p>
          </table:table-cell>
          <table:table-cell table:style-name="ce17"/>
        </table:table-row>
        <table:table-row table:style-name="ro1">
          <table:table-cell/>
          <table:table-cell table:style-name="ce8" office:value-type="string" calcext:value-type="string">
            <text:p>exe</text:p>
          </table:table-cell>
          <table:table-cell table:style-name="ce8" office:value-type="string" calcext:value-type="string">
            <text:p>DEMO_CSharpHotkey</text:p>
          </table:table-cell>
          <table:table-cell table:style-name="ce15"/>
        </table:table-row>
        <table:table-row table:style-name="ro1">
          <table:table-cell/>
          <table:table-cell table:style-name="ce9" office:value-type="string" calcext:value-type="string">
            <text:p>ico</text:p>
          </table:table-cell>
          <table:table-cell table:style-name="ce9" office:value-type="string" calcext:value-type="string">
            <text:p>csharp_128_multi</text:p>
          </table:table-cell>
          <table:table-cell table:style-name="ce16"/>
        </table:table-row>
        <table:table-row table:style-name="ro1">
          <table:table-cell table:number-columns-repeated="2"/>
          <table:table-cell office:value-type="string" calcext:value-type="string">
            <text:p>face-smile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test-flaticon-free</text:p>
          </table:table-cell>
          <table:table-cell table:style-name="ce17"/>
        </table:table-row>
        <table:table-row table:style-name="ro1">
          <table:table-cell/>
          <table:table-cell table:style-name="ce8" office:value-type="string" calcext:value-type="string">
            <text:p>png</text:p>
          </table:table-cell>
          <table:table-cell table:style-name="ce8" office:value-type="string" calcext:value-type="string">
            <text:p>logout_button</text:p>
          </table:table-cell>
          <table:table-cell table:style-name="ce15"/>
        </table:table-row>
        <table:table-row table:style-name="ro1">
          <table:table-cell/>
          <table:table-cell table:style-name="ce9" office:value-type="string" calcext:value-type="string">
            <text:p>resources</text:p>
          </table:table-cell>
          <table:table-cell table:style-name="ce9" office:value-type="string" calcext:value-type="string">
            <text:p>DEMO_CSharpHotkey.Form1</text:p>
          </table:table-cell>
          <table:table-cell table:style-name="ce16"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DEMO_CSharpHotkey.Properties.Resources</text:p>
          </table:table-cell>
          <table:table-cell table:style-name="ce17"/>
        </table:table-row>
        <table:table-row table:style-name="ro1">
          <table:table-cell/>
          <table:table-cell table:style-name="ce8" office:value-type="string" calcext:value-type="string">
            <text:p>suo</text:p>
          </table:table-cell>
          <table:table-cell table:style-name="ce8" office:value-type="string" calcext:value-type="string">
            <text:p>(empty)</text:p>
          </table:table-cell>
          <table:table-cell table:style-name="ce15"/>
        </table:table-row>
        <table:table-row table:style-name="ro1">
          <table:table-cell/>
          <table:table-cell table:style-name="ce9" office:value-type="string" calcext:value-type="string">
            <text:p>vsidx</text:p>
          </table:table-cell>
          <table:table-cell table:style-name="ce9" office:value-type="string" calcext:value-type="string">
            <text:p>0b168408-4510-4e55-9117-16e8d4c6a841</text:p>
          </table:table-cell>
          <table:table-cell table:style-name="ce16"/>
        </table:table-row>
        <table:table-row table:style-name="ro1">
          <table:table-cell table:number-columns-repeated="2"/>
          <table:table-cell office:value-type="string" calcext:value-type="string">
            <text:p>25dae628-a454-4a31-9a0f-aeb3d7d91ca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eadad28-cbf5-4ca4-9f4a-1861815c3ce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09da4b0-94d9-4414-bc40-0946a2bd37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acb4b53-c4a0-438c-989a-716e262fc0a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1351905-5232-4ed7-a758-1e07df3c663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786999c-2805-4c01-91a0-134c6a08fee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9b8c3fe0-8b03-468a-a378-8d2043714e0c</text:p>
          </table:table-cell>
          <table:table-cell/>
        </table:table-row>
        <table:table-row table:style-name="ro1">
          <table:table-cell/>
          <table:table-cell table:style-name="ce10"/>
          <table:table-cell table:style-name="ce10" office:value-type="string" calcext:value-type="string">
            <text:p>aa01a3a6-b194-4e6c-a857-c283fc50e149</text:p>
          </table:table-cell>
          <table:table-cell table:style-name="ce17"/>
        </table:table-row>
        <table:table-row table:style-name="ro1">
          <table:table-cell table:style-name="ce4"/>
          <table:table-cell table:style-name="ce8" office:value-type="string" calcext:value-type="string">
            <text:p>zip</text:p>
          </table:table-cell>
          <table:table-cell table:style-name="ce8" office:value-type="string" calcext:value-type="string">
            <text:p>test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(empty)</text:p>
          </table:table-cell>
          <table:table-cell table:number-columns-repeated="2" table:style-name="ce8" office:value-type="string" calcext:value-type="string">
            <text:p>(empty)</text:p>
          </table:table-cell>
          <table:table-cell table:style-name="ce15"/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13"/>
          <table:table-cell table:style-name="ce19"/>
        </table:table-row>
      </table:table>
      <table:table table:name="Sheet4" table:style-name="ta1"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ESSAGE</text:p>
          </table:table-cell>
          <table:table-cell/>
          <table:table-cell office:value-type="string" calcext:value-type="string">
            <text:p>DRIVE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editorconfig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editorconfi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editorconfig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CopilotIndic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CopilotIndice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FileContentIndex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FileContentIndex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v17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v17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CopilotIndices\17.14.1147.505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CopilotIndices\17.14.1147.5054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CopilotIndices\17.14.1147.5054\CodeChunks.db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CopilotIndices\17.14.1147.5054\CodeChunks.db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CopilotIndices\17.14.1147.5054\SemanticSymbols.db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CopilotIndices\17.14.1147.5054\SemanticSymbols.db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FileContentIndex\3013396d-11fe-4b57-8aea-b0b0fc08c84a.vsidx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FileContentIndex\3013396d-11fe-4b57-8aea-b0b0fc08c84a.vsidx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FileContentIndex\5b401ebf-3428-4274-8253-bdd5762e025d.vsid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FileContentIndex\5b401ebf-3428-4274-8253-bdd5762e025d.vsidx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FileContentIndex\649b27dd-6ee3-4bec-b5ff-e64e51c18315.vsidx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FileContentIndex\649b27dd-6ee3-4bec-b5ff-e64e51c18315.vsidx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FileContentIndex\d02debc3-c473-47c0-a0ba-7a75291650db.vsidx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FileContentIndex\d02debc3-c473-47c0-a0ba-7a75291650db.vsidx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FileContentIndex\d802c48f-4179-438b-b54a-2d98fc855d72.vsidx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FileContentIndex\d802c48f-4179-438b-b54a-2d98fc855d72.vsid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v17\.suo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v17\.suo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v17\DocumentLayout.backup.json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v17\DocumentLayout.backup.jso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v17\DocumentLayout.json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.vs\DownloadControlTool\v17\DocumentLayout.js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.vs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.v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App.confi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App.confi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App.config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bin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bi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Installer.csproj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Installer.csproj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Installer.csproj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Installer.csproj.user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Installer.csproj.us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Installer.csproj.us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Installer.is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Installer.i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Installer.i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Installer.tx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Installer.tx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Installer.tx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.vs\Installer.csproj.dtbcache.json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.vs\Installer.csproj.dtbcache.js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bin\Debug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bin\Debug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bin\Releas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bin\Releas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bin\x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bin\x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bin\x64\Releas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bin\x64\Releas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bin\x64\Release\Installer.dll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bin\x64\Release\Installer.dll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bin\x64\Release\Installer.dll.config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bin\x64\Release\Installer.dll.config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bin\x64\Release\Installer.pdb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bin\x64\Release\Installer.pdb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Debug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Debug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Installer.csproj.nuget.dgspec.json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Installer.csproj.nuget.dgspec.jso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Installer.csproj.nuget.g.props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Installer.csproj.nuget.g.prop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Installer.csproj.nuget.g.targets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Installer.csproj.nuget.g.target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project.assets.json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project.assets.jso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project.nuget.cach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project.nuget.cach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Releas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Releas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x64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x64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Debug\DesignTimeResolveAssemblyReferencesInput.cach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Debug\DesignTimeResolveAssemblyReferencesInput.cach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Debug\Installer.csproj.FileListAbsolute.txt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Debug\Installer.csproj.FileListAbsolute.tx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Debug\TempP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Debug\TempP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Release\Installer.csproj.AssemblyReference.cach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Release\Installer.csproj.AssemblyReference.cach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Release\TempP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Release\TempP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x64\Releas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x64\Releas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x64\Release\Installer.csproj.AssemblyReference.cach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x64\Release\Installer.csproj.AssemblyReference.cach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x64\Release\Installer.csproj.CoreCompileInputs.cach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x64\Release\Installer.csproj.CoreCompileInputs.cach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x64\Release\Installer.csproj.FileListAbsolute.txt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x64\Release\Installer.csproj.FileListAbsolute.tx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x64\Release\Installer.dll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x64\Release\Installer.dll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x64\Release\Installer.pdb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x64\Release\Installer.pdb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x64\Release\TempP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Installer\obj\x64\Release\TempP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.vs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.v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App.config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App.config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App.confi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bin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bin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CSharpHotkey.c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CSharpHotkey.c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CSharpHotkey.c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csharp_128_multi.ic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csharp_128_multi.ico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csharp_128_multi.ic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Form1.resx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Form1.res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Form1.res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Properti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Resource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UTIL.IniReader.c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UTIL.IniReader.cs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UTIL.IniReader.c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UTIL.LogFile.c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UTIL.LogFile.c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UTIL.LogFile.c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_Test1.ini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_Test1.ini</text:p>
          </table:table-cell>
        </table:table-row>
        <table:table-row table:style-name="ro1"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_Test1.in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.vs\DownloadControlTool.csproj.dtbcache.json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.vs\DownloadControlTool.csproj.dtbcache.js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bin\Debug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bin\Debug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bin\Releas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bin\Releas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bin\x64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bin\x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bin\x64\Debug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bin\x64\Debug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bin\x64\Releas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bin\x64\Releas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bin\x64\Release\DownloadControlTool.ex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bin\x64\Release\DownloadControlTool.ex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bin\x64\Release\DownloadControlTool.exe.config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bin\x64\Release\DownloadControlTool.exe.config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bin\x64\Release\DownloadControlTool.pdb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bin\x64\Release\DownloadControlTool.pdb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Debug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Debug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Debug\.NETFramework,Version=v4.8.AssemblyAttributes.cs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Debug\.NETFramework,Version=v4.8.AssemblyAttributes.c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Debug\DesignTimeResolveAssemblyReferences.cach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Debug\DesignTimeResolveAssemblyReferences.cach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Debug\DesignTimeResolveAssemblyReferencesInput.cach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Debug\DesignTimeResolveAssemblyReferencesInput.cach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Debug\DownloadControlTool.csproj.FileListAbsolute.txt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Debug\DownloadControlTool.csproj.FileListAbsolute.tx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Debug\TempP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Debug\TempP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Debug\TempPE\Properties.Resources.Designer.cs.dll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Debug\TempPE\Properties.Resources.Designer.cs.dll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.NETFramework,Version=v4.8.AssemblyAttributes.cs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.NETFramework,Version=v4.8.AssemblyAttributes.c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DesignTimeResolveAssemblyReferences.cach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DesignTimeResolveAssemblyReferences.cach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DesignTimeResolveAssemblyReferencesInput.cach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DesignTimeResolveAssemblyReferencesInput.cach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DownloadControlTool.csproj.AssemblyReference.cach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DownloadControlTool.csproj.AssemblyReference.cach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DownloadControlTool.csproj.CoreCompileInputs.cach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DownloadControlTool.csproj.CoreCompileInputs.cach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DownloadControlTool.csproj.FileListAbsolute.txt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DownloadControlTool.csproj.FileListAbsolute.txt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DownloadControlTool.csproj.GenerateResource.cach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DownloadControlTool.csproj.GenerateResource.cach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DownloadControlTool.ex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DownloadControlTool.ex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DownloadControlTool.pdb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DownloadControlTool.pdb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DownloadControlTool.Properties.Resources.resources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DownloadControlTool.Properties.Resources.resource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My.WinForm.DownloadControlTool.Form1.resources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My.WinForm.DownloadControlTool.Form1.resource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TempPE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TempP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TempPE\Properties.Resources.Designer.cs.dll</text:p>
          </table:table-cell>
        </table:table-row>
        <table:table-row table:style-name="ro1">
          <table:table-cell office:value-type="string" calcext:value-type="string">
            <text:p>EXCLUDE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obj\x64\Release\TempPE\Properties.Resources.Designer.cs.dl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Properties\Resources.resx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Properties\Resources.res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Properties\Resources.res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Properties\Settings.settings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Properties\Settings.setting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Properties\Settings.setting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Resources\csharp_128_multi.ico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Resources\csharp_128_multi.ico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Resources\csharp_128_multi.ic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Resources\face-smile.ico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Resources\face-smile.ic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Resources\face-smile.ico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Resources\logout_button.pn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Resources\logout_button.png</text:p>
          </table:table-cell>
        </table:table-row>
        <table:table-row table:style-name="ro1">
          <table:table-cell office:value-type="string" calcext:value-type="string">
            <text:p>BINARY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\Software\DEV\Work\csharp\Projects\_Test1\_Test1\Resources\logout_button.png</text:p>
          </table:table-cell>
        </table:table-row>
      </table:table>
      <table:table table:name="Pivot Table_Sheet4_1" table:style-name="ta1">
        <table:table-column table:style-name="co1" table:default-cell-style-name="ce3"/>
        <table:table-column table:style-name="co7" table:default-cell-style-name="ce11"/>
        <table:table-column table:style-name="co1" table:default-cell-style-name="ce18"/>
        <table:table-row table:style-name="ro1">
          <table:table-cell table:style-name="ce1" office:value-type="string" calcext:value-type="string">
            <text:p>MESSAGE</text:p>
          </table:table-cell>
          <table:table-cell table:style-name="ce7" office:value-type="string" calcext:value-type="string">
            <text:p>PATH</text:p>
          </table:table-cell>
          <table:table-cell table:style-name="ce14" office:value-type="string" calcext:value-type="string">
            <text:p>(empty)</text:p>
          </table:table-cell>
        </table:table-row>
        <table:table-row table:style-name="ro1">
          <table:table-cell table:style-name="ce2" office:value-type="string" calcext:value-type="string">
            <text:p>BINARY</text:p>
          </table:table-cell>
          <table:table-cell table:style-name="ce9" office:value-type="string" calcext:value-type="string">
            <text:p>\Software\DEV\Work\csharp\Projects\_Test1\_Test1\csharp_128_multi.ico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\Software\DEV\Work\csharp\Projects\_Test1\_Test1\Resources\csharp_128_multi.i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Resources\face-smile.ico</text:p>
          </table:table-cell>
          <table:table-cell/>
        </table:table-row>
        <table:table-row table:style-name="ro1">
          <table:table-cell table:style-name="ce4"/>
          <table:table-cell table:style-name="ce10" office:value-type="string" calcext:value-type="string">
            <text:p>\Software\DEV\Work\csharp\Projects\_Test1\_Test1\Resources\logout_button.png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EXCLUDED</text:p>
          </table:table-cell>
          <table:table-cell table:style-name="ce9" office:value-type="string" calcext:value-type="string">
            <text:p>\Software\DEV\Work\csharp\Projects\_Test1\_Test1\.vs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\Software\DEV\Work\csharp\Projects\_Test1\_Test1\.vs\DownloadControlTool.csproj.dtbcache.j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b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bin\Debu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bin\Rele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bin\x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bin\x64\Debu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bin\x64\Rele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bin\x64\Release\DownloadControlTool.ex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bin\x64\Release\DownloadControlTool.exe.conf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bin\x64\Release\DownloadControlTool.p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Debu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Debug\.NETFramework,Version=v4.8.AssemblyAttributes.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Debug\DesignTimeResolveAssemblyReferences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Debug\DesignTimeResolveAssemblyReferencesInput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Debug\DownloadControlTool.csproj.FileListAbsolute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Debug\Temp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Debug\TempPE\Properties.Resources.Designer.cs.d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.NETFramework,Version=v4.8.AssemblyAttributes.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DesignTimeResolveAssemblyReferences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DesignTimeResolveAssemblyReferencesInput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DownloadControlTool.csproj.AssemblyReference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DownloadControlTool.csproj.CoreCompileInputs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DownloadControlTool.csproj.FileListAbsolute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DownloadControlTool.csproj.GenerateResource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DownloadControlTool.ex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DownloadControlTool.p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DownloadControlTool.Properties.Resources.resour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My.WinForm.DownloadControlTool.Form1.resour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Temp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TempPE\Properties.Resources.Designer.cs.d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CopilotIndi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CopilotIndices\17.14.1147.50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CopilotIndices\17.14.1147.5054\CodeChunks.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CopilotIndices\17.14.1147.5054\SemanticSymbols.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FileContentInd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FileContentIndex\3013396d-11fe-4b57-8aea-b0b0fc08c84a.vsid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FileContentIndex\5b401ebf-3428-4274-8253-bdd5762e025d.vsid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FileContentIndex\649b27dd-6ee3-4bec-b5ff-e64e51c18315.vsid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FileContentIndex\d02debc3-c473-47c0-a0ba-7a75291650db.vsid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FileContentIndex\d802c48f-4179-438b-b54a-2d98fc855d72.vsid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v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v17\.s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v17\DocumentLayout.backup.j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v17\DocumentLayout.j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.v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.vs\Installer.csproj.dtbcache.j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b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bin\Debu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bin\Rele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bin\x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bin\x64\Rele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bin\x64\Release\Installer.d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bin\x64\Release\Installer.dll.conf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bin\x64\Release\Installer.p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Debu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Debug\DesignTimeResolveAssemblyReferencesInput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Debug\Installer.csproj.FileListAbsolute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Debug\Temp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Installer.csproj.nuget.dgspec.j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Installer.csproj.nuget.g.pro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Installer.csproj.nuget.g.targe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project.assets.j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project.nuget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Rele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Release\Installer.csproj.AssemblyReference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Release\Temp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x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x64\Rele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x64\Release\Installer.csproj.AssemblyReference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x64\Release\Installer.csproj.CoreCompileInputs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x64\Release\Installer.csproj.FileListAbsolute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x64\Release\Installer.d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x64\Release\Installer.pdb</text:p>
          </table:table-cell>
          <table:table-cell/>
        </table:table-row>
        <table:table-row table:style-name="ro1">
          <table:table-cell table:style-name="ce4"/>
          <table:table-cell table:style-name="ce10" office:value-type="string" calcext:value-type="string">
            <text:p>\Software\DEV\Work\csharp\Projects\_Test1\Installer\obj\x64\Release\TempPE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9" office:value-type="string" calcext:value-type="string">
            <text:p>\Software\DEV\Work\csharp\Projects\_Test1\_Test1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\Software\DEV\Work\csharp\Projects\_Test1\_Test1\_Test1.in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.v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.vs\DownloadControlTool.csproj.dtbcache.j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App.conf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b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bin\Debu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bin\Rele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bin\x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bin\x64\Debu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bin\x64\Rele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bin\x64\Release\DownloadControlTool.ex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bin\x64\Release\DownloadControlTool.exe.conf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bin\x64\Release\DownloadControlTool.p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csharp_128_multi.i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CSharpHotkey.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Form1.res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Debu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Debug\.NETFramework,Version=v4.8.AssemblyAttributes.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Debug\DesignTimeResolveAssemblyReferences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Debug\DesignTimeResolveAssemblyReferencesInput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Debug\DownloadControlTool.csproj.FileListAbsolute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Debug\Temp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Debug\TempPE\Properties.Resources.Designer.cs.d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.NETFramework,Version=v4.8.AssemblyAttributes.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DesignTimeResolveAssemblyReferences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DesignTimeResolveAssemblyReferencesInput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DownloadControlTool.csproj.AssemblyReference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DownloadControlTool.csproj.CoreCompileInputs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DownloadControlTool.csproj.FileListAbsolute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DownloadControlTool.csproj.GenerateResource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DownloadControlTool.ex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DownloadControlTool.p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DownloadControlTool.Properties.Resources.resour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My.WinForm.DownloadControlTool.Form1.resour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Temp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obj\x64\Release\TempPE\Properties.Resources.Designer.cs.d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Propert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Properties\Resources.res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Properties\Settings.sett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Resour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Resources\csharp_128_multi.i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Resources\face-smile.ic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Resources\logout_button.p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UTIL.IniReader.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UTIL.LogFile.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editorconf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CopilotIndi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CopilotIndices\17.14.1147.50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CopilotIndices\17.14.1147.5054\CodeChunks.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CopilotIndices\17.14.1147.5054\SemanticSymbols.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FileContentInde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FileContentIndex\3013396d-11fe-4b57-8aea-b0b0fc08c84a.vsid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FileContentIndex\5b401ebf-3428-4274-8253-bdd5762e025d.vsid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FileContentIndex\649b27dd-6ee3-4bec-b5ff-e64e51c18315.vsid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FileContentIndex\d02debc3-c473-47c0-a0ba-7a75291650db.vsid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FileContentIndex\d802c48f-4179-438b-b54a-2d98fc855d72.vsid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v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v17\.su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v17\DocumentLayout.backup.j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vs\DownloadControlTool\v17\DocumentLayout.j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.v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.vs\Installer.csproj.dtbcache.j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App.conf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b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bin\Debu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bin\Rele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bin\x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bin\x64\Rele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bin\x64\Release\Installer.d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bin\x64\Release\Installer.dll.conf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bin\x64\Release\Installer.p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Installer.cspro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Installer.csproj.u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Installer.i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Installer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Debu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Debug\DesignTimeResolveAssemblyReferencesInput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Debug\Installer.csproj.FileListAbsolute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Debug\Temp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Installer.csproj.nuget.dgspec.j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Installer.csproj.nuget.g.pro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Installer.csproj.nuget.g.targe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project.assets.j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project.nuget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Rele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Release\Installer.csproj.AssemblyReference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Release\Temp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x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x64\Rele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x64\Release\Installer.csproj.AssemblyReference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x64\Release\Installer.csproj.CoreCompileInputs.cach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x64\Release\Installer.csproj.FileListAbsolute.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x64\Release\Installer.d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obj\x64\Release\Installer.pdb</text:p>
          </table:table-cell>
          <table:table-cell/>
        </table:table-row>
        <table:table-row table:style-name="ro1">
          <table:table-cell table:style-name="ce4"/>
          <table:table-cell table:style-name="ce10" office:value-type="string" calcext:value-type="string">
            <text:p>\Software\DEV\Work\csharp\Projects\_Test1\Installer\obj\x64\Release\TempPE</text:p>
          </table:table-cell>
          <table:table-cell table:style-name="ce17"/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9" office:value-type="string" calcext:value-type="string">
            <text:p>\Software\DEV\Work\csharp\Projects\_Test1\_Test1\_Test1.ini</text:p>
          </table:table-cell>
          <table:table-cell table:style-name="ce16"/>
        </table:table-row>
        <table:table-row table:style-name="ro1">
          <table:table-cell/>
          <table:table-cell office:value-type="string" calcext:value-type="string">
            <text:p>\Software\DEV\Work\csharp\Projects\_Test1\_Test1\App.conf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CSharpHotkey.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Form1.res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Properties\Resources.res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Properties\Settings.sett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UTIL.IniReader.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_Test1\UTIL.LogFile.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.editorconf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App.conf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Installer.csproj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Installer.csproj.us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\Software\DEV\Work\csharp\Projects\_Test1\Installer\Installer.iss</text:p>
          </table:table-cell>
          <table:table-cell/>
        </table:table-row>
        <table:table-row table:style-name="ro1">
          <table:table-cell table:style-name="ce4"/>
          <table:table-cell table:style-name="ce10" office:value-type="string" calcext:value-type="string">
            <text:p>\Software\DEV\Work\csharp\Projects\_Test1\Installer\Installer.txt</text:p>
          </table:table-cell>
          <table:table-cell table:style-name="ce17"/>
        </table:table-row>
        <table:table-row table:style-name="ro1">
          <table:table-cell table:style-name="ce5" office:value-type="string" calcext:value-type="string">
            <text:p>(empty)</text:p>
          </table:table-cell>
          <table:table-cell table:style-name="ce8" office:value-type="string" calcext:value-type="string">
            <text:p>(empty)</text:p>
          </table:table-cell>
          <table:table-cell table:style-name="ce15"/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3"/>
          <table:table-cell table:style-name="ce19"/>
        </table:table-row>
      </table:table>
      <table:named-expressions/>
      <table:data-pilot-tables>
        <table:data-pilot-table table:name="DataPilot1" table:application-data="" table:target-range-address="'Pivot Table_Sheet2_1'.A3:'Pivot Table_Sheet2_1'.D50" table:buttons="'Pivot Table_Sheet2_1'.A3 'Pivot Table_Sheet2_1'.B3 'Pivot Table_Sheet2_1'.C3" table:show-filter-button="false" table:drill-down-on-double-click="false">
          <table:source-cell-range table:cell-range-address="Sheet2.A1:Sheet2.C97"/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ASCII" table:display="true" table:show-details="true"/>
                <table:data-pilot-member table:name="Binary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XT" table:orientation="row" table:used-hierarchy="0" table:function="auto">
            <table:data-pilot-level table:show-empty="false" calcext:repeat-item-labels="false">
              <table:data-pilot-members>
                <table:data-pilot-member table:name="bat" table:display="true" table:show-details="true"/>
                <table:data-pilot-member table:name="cache" table:display="true" table:show-details="true"/>
                <table:data-pilot-member table:name="config" table:display="true" table:show-details="true"/>
                <table:data-pilot-member table:name="cs" table:display="true" table:show-details="true"/>
                <table:data-pilot-member table:name="csproj" table:display="true" table:show-details="true"/>
                <table:data-pilot-member table:name="exe" table:display="true" table:show-details="true"/>
                <table:data-pilot-member table:name="ico" table:display="true" table:show-details="true"/>
                <table:data-pilot-member table:name="ini" table:display="true" table:show-details="true"/>
                <table:data-pilot-member table:name="lock" table:display="true" table:show-details="true"/>
                <table:data-pilot-member table:name="pdb" table:display="true" table:show-details="true"/>
                <table:data-pilot-member table:name="png" table:display="true" table:show-details="true"/>
                <table:data-pilot-member table:name="resources" table:display="true" table:show-details="true"/>
                <table:data-pilot-member table:name="resx" table:display="true" table:show-details="true"/>
                <table:data-pilot-member table:name="settings" table:display="true" table:show-details="true"/>
                <table:data-pilot-member table:name="sln" table:display="true" table:show-details="true"/>
                <table:data-pilot-member table:name="suo" table:display="true" table:show-details="true"/>
                <table:data-pilot-member table:name="txt" table:display="true" table:show-details="true"/>
                <table:data-pilot-member table:name="vsidx" table:display="true" table:show-details="true"/>
                <table:data-pilot-member table:name="zip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AME" table:orientation="row" table:used-hierarchy="0" table:function="auto">
            <table:data-pilot-level table:show-empty="false" calcext:repeat-item-labels="false">
              <table:data-pilot-members>
                <table:data-pilot-member table:name="0b168408-4510-4e55-9117-16e8d4c6a841" table:display="true" table:show-details="true"/>
                <table:data-pilot-member table:name="25dae628-a454-4a31-9a0f-aeb3d7d91cae" table:display="true" table:show-details="true"/>
                <table:data-pilot-member table:name="3eadad28-cbf5-4ca4-9f4a-1861815c3ce0" table:display="true" table:show-details="true"/>
                <table:data-pilot-member table:name="409da4b0-94d9-4414-bc40-0946a2bd3764" table:display="true" table:show-details="true"/>
                <table:data-pilot-member table:name="5acb4b53-c4a0-438c-989a-716e262fc0a8" table:display="true" table:show-details="true"/>
                <table:data-pilot-member table:name="71351905-5232-4ed7-a758-1e07df3c6636" table:display="true" table:show-details="true"/>
                <table:data-pilot-member table:name="9786999c-2805-4c01-91a0-134c6a08feee" table:display="true" table:show-details="true"/>
                <table:data-pilot-member table:name="9b8c3fe0-8b03-468a-a378-8d2043714e0c" table:display="true" table:show-details="true"/>
                <table:data-pilot-member table:name="aa01a3a6-b194-4e6c-a857-c283fc50e149" table:display="true" table:show-details="true"/>
                <table:data-pilot-member table:name="App" table:display="true" table:show-details="true"/>
                <table:data-pilot-member table:name="AssemblyInfo" table:display="true" table:show-details="true"/>
                <table:data-pilot-member table:name="csharp_128_multi" table:display="true" table:show-details="true"/>
                <table:data-pilot-member table:name="CSharpHotkey" table:display="true" table:show-details="true"/>
                <table:data-pilot-member table:name="DEMO_CSharpHotkey" table:display="true" table:show-details="true"/>
                <table:data-pilot-member table:name="DEMO_CSharpHotkey.csproj.AssemblyReference" table:display="true" table:show-details="true"/>
                <table:data-pilot-member table:name="DEMO_CSharpHotkey.csproj.CoreCompileInputs" table:display="true" table:show-details="true"/>
                <table:data-pilot-member table:name="DEMO_CSharpHotkey.csproj.FileListAbsolute" table:display="true" table:show-details="true"/>
                <table:data-pilot-member table:name="DEMO_CSharpHotkey.csproj.GenerateResource" table:display="true" table:show-details="true"/>
                <table:data-pilot-member table:name="DEMO_CSharpHotkey.csproj.SuggestedBindingRedirects" table:display="true" table:show-details="true"/>
                <table:data-pilot-member table:name="DEMO_CSharpHotkey.Form1" table:display="true" table:show-details="true"/>
                <table:data-pilot-member table:name="DEMO_CSharpHotkey.Properties.Resources" table:display="true" table:show-details="true"/>
                <table:data-pilot-member table:name="DesignTimeResolveAssemblyReferencesInput" table:display="true" table:show-details="true"/>
                <table:data-pilot-member table:name="dotnet35" table:display="true" table:show-details="true"/>
                <table:data-pilot-member table:name="face-smile" table:display="true" table:show-details="true"/>
                <table:data-pilot-member table:name="Form1" table:display="true" table:show-details="true"/>
                <table:data-pilot-member table:name="Form1.Designer" table:display="true" table:show-details="true"/>
                <table:data-pilot-member table:name="logout_button" table:display="true" table:show-details="true"/>
                <table:data-pilot-member table:name="PreBuildEvents" table:display="true" table:show-details="true"/>
                <table:data-pilot-member table:name="Program" table:display="true" table:show-details="true"/>
                <table:data-pilot-member table:name="read" table:display="true" table:show-details="true"/>
                <table:data-pilot-member table:name="Resources" table:display="true" table:show-details="true"/>
                <table:data-pilot-member table:name="Resources.Designer" table:display="true" table:show-details="true"/>
                <table:data-pilot-member table:name="Settings" table:display="true" table:show-details="true"/>
                <table:data-pilot-member table:name="Settings.Designer" table:display="true" table:show-details="true"/>
                <table:data-pilot-member table:name="test" table:display="true" table:show-details="true"/>
                <table:data-pilot-member table:name="test-flaticon-free" table:display="true" table:show-details="true"/>
                <table:data-pilot-member table:name="UTIL.IniReader" table:display="true" table:show-details="true"/>
                <table:data-pilot-member table:name="UTIL.LogFil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4_1'.A1:'Pivot Table_Sheet4_1'.C205" table:buttons="'Pivot Table_Sheet4_1'.A1 'Pivot Table_Sheet4_1'.B1" table:show-filter-button="false" table:drill-down-on-double-click="false">
          <table:source-cell-range table:cell-range-address="Sheet4.A1:Sheet4.D27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SSAGE" table:orientation="row" table:used-hierarchy="0" table:function="auto">
            <table:data-pilot-level table:show-empty="false" calcext:repeat-item-labels="false">
              <table:data-pilot-members>
                <table:data-pilot-member table:name="BINARY" table:display="true" table:show-details="true"/>
                <table:data-pilot-member table:name="EXCLUDED" table:display="true" table:show-details="true"/>
                <table:data-pilot-member table:name="TEST" table:display="true" table:show-details="true"/>
                <table:data-pilot-member table:name="TEX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TH" table:orientation="row" table:used-hierarchy="0" table:function="auto">
            <table:data-pilot-level table:show-empty="false" calcext:repeat-item-labels="false">
              <table:data-pilot-members>
                <table:data-pilot-member table:name="\Software\DEV\Work\csharp\Projects\_Test1\_Test1" table:display="true" table:show-details="true"/>
                <table:data-pilot-member table:name="\Software\DEV\Work\csharp\Projects\_Test1\_Test1\_Test1.ini" table:display="true" table:show-details="true"/>
                <table:data-pilot-member table:name="\Software\DEV\Work\csharp\Projects\_Test1\_Test1\.vs" table:display="true" table:show-details="true"/>
                <table:data-pilot-member table:name="\Software\DEV\Work\csharp\Projects\_Test1\_Test1\.vs\DownloadControlTool.csproj.dtbcache.json" table:display="true" table:show-details="true"/>
                <table:data-pilot-member table:name="\Software\DEV\Work\csharp\Projects\_Test1\_Test1\App.config" table:display="true" table:show-details="true"/>
                <table:data-pilot-member table:name="\Software\DEV\Work\csharp\Projects\_Test1\_Test1\bin" table:display="true" table:show-details="true"/>
                <table:data-pilot-member table:name="\Software\DEV\Work\csharp\Projects\_Test1\_Test1\bin\Debug" table:display="true" table:show-details="true"/>
                <table:data-pilot-member table:name="\Software\DEV\Work\csharp\Projects\_Test1\_Test1\bin\Release" table:display="true" table:show-details="true"/>
                <table:data-pilot-member table:name="\Software\DEV\Work\csharp\Projects\_Test1\_Test1\bin\x64" table:display="true" table:show-details="true"/>
                <table:data-pilot-member table:name="\Software\DEV\Work\csharp\Projects\_Test1\_Test1\bin\x64\Debug" table:display="true" table:show-details="true"/>
                <table:data-pilot-member table:name="\Software\DEV\Work\csharp\Projects\_Test1\_Test1\bin\x64\Release" table:display="true" table:show-details="true"/>
                <table:data-pilot-member table:name="\Software\DEV\Work\csharp\Projects\_Test1\_Test1\bin\x64\Release\DownloadControlTool.exe" table:display="true" table:show-details="true"/>
                <table:data-pilot-member table:name="\Software\DEV\Work\csharp\Projects\_Test1\_Test1\bin\x64\Release\DownloadControlTool.exe.config" table:display="true" table:show-details="true"/>
                <table:data-pilot-member table:name="\Software\DEV\Work\csharp\Projects\_Test1\_Test1\bin\x64\Release\DownloadControlTool.pdb" table:display="true" table:show-details="true"/>
                <table:data-pilot-member table:name="\Software\DEV\Work\csharp\Projects\_Test1\_Test1\csharp_128_multi.ico" table:display="true" table:show-details="true"/>
                <table:data-pilot-member table:name="\Software\DEV\Work\csharp\Projects\_Test1\_Test1\CSharpHotkey.cs" table:display="true" table:show-details="true"/>
                <table:data-pilot-member table:name="\Software\DEV\Work\csharp\Projects\_Test1\_Test1\Form1.resx" table:display="true" table:show-details="true"/>
                <table:data-pilot-member table:name="\Software\DEV\Work\csharp\Projects\_Test1\_Test1\obj" table:display="true" table:show-details="true"/>
                <table:data-pilot-member table:name="\Software\DEV\Work\csharp\Projects\_Test1\_Test1\obj\Debug" table:display="true" table:show-details="true"/>
                <table:data-pilot-member table:name="\Software\DEV\Work\csharp\Projects\_Test1\_Test1\obj\Debug\.NETFramework,Version=v4.8.AssemblyAttributes.cs" table:display="true" table:show-details="true"/>
                <table:data-pilot-member table:name="\Software\DEV\Work\csharp\Projects\_Test1\_Test1\obj\Debug\DesignTimeResolveAssemblyReferences.cache" table:display="true" table:show-details="true"/>
                <table:data-pilot-member table:name="\Software\DEV\Work\csharp\Projects\_Test1\_Test1\obj\Debug\DesignTimeResolveAssemblyReferencesInput.cache" table:display="true" table:show-details="true"/>
                <table:data-pilot-member table:name="\Software\DEV\Work\csharp\Projects\_Test1\_Test1\obj\Debug\DownloadControlTool.csproj.FileListAbsolute.txt" table:display="true" table:show-details="true"/>
                <table:data-pilot-member table:name="\Software\DEV\Work\csharp\Projects\_Test1\_Test1\obj\Debug\TempPE" table:display="true" table:show-details="true"/>
                <table:data-pilot-member table:name="\Software\DEV\Work\csharp\Projects\_Test1\_Test1\obj\Debug\TempPE\Properties.Resources.Designer.cs.dll" table:display="true" table:show-details="true"/>
                <table:data-pilot-member table:name="\Software\DEV\Work\csharp\Projects\_Test1\_Test1\obj\x64" table:display="true" table:show-details="true"/>
                <table:data-pilot-member table:name="\Software\DEV\Work\csharp\Projects\_Test1\_Test1\obj\x64\Release" table:display="true" table:show-details="true"/>
                <table:data-pilot-member table:name="\Software\DEV\Work\csharp\Projects\_Test1\_Test1\obj\x64\Release\.NETFramework,Version=v4.8.AssemblyAttributes.cs" table:display="true" table:show-details="true"/>
                <table:data-pilot-member table:name="\Software\DEV\Work\csharp\Projects\_Test1\_Test1\obj\x64\Release\DesignTimeResolveAssemblyReferences.cache" table:display="true" table:show-details="true"/>
                <table:data-pilot-member table:name="\Software\DEV\Work\csharp\Projects\_Test1\_Test1\obj\x64\Release\DesignTimeResolveAssemblyReferencesInput.cache" table:display="true" table:show-details="true"/>
                <table:data-pilot-member table:name="\Software\DEV\Work\csharp\Projects\_Test1\_Test1\obj\x64\Release\DownloadControlTool.csproj.AssemblyReference.cache" table:display="true" table:show-details="true"/>
                <table:data-pilot-member table:name="\Software\DEV\Work\csharp\Projects\_Test1\_Test1\obj\x64\Release\DownloadControlTool.csproj.CoreCompileInputs.cache" table:display="true" table:show-details="true"/>
                <table:data-pilot-member table:name="\Software\DEV\Work\csharp\Projects\_Test1\_Test1\obj\x64\Release\DownloadControlTool.csproj.FileListAbsolute.txt" table:display="true" table:show-details="true"/>
                <table:data-pilot-member table:name="\Software\DEV\Work\csharp\Projects\_Test1\_Test1\obj\x64\Release\DownloadControlTool.csproj.GenerateResource.cache" table:display="true" table:show-details="true"/>
                <table:data-pilot-member table:name="\Software\DEV\Work\csharp\Projects\_Test1\_Test1\obj\x64\Release\DownloadControlTool.exe" table:display="true" table:show-details="true"/>
                <table:data-pilot-member table:name="\Software\DEV\Work\csharp\Projects\_Test1\_Test1\obj\x64\Release\DownloadControlTool.pdb" table:display="true" table:show-details="true"/>
                <table:data-pilot-member table:name="\Software\DEV\Work\csharp\Projects\_Test1\_Test1\obj\x64\Release\DownloadControlTool.Properties.Resources.resources" table:display="true" table:show-details="true"/>
                <table:data-pilot-member table:name="\Software\DEV\Work\csharp\Projects\_Test1\_Test1\obj\x64\Release\My.WinForm.DownloadControlTool.Form1.resources" table:display="true" table:show-details="true"/>
                <table:data-pilot-member table:name="\Software\DEV\Work\csharp\Projects\_Test1\_Test1\obj\x64\Release\TempPE" table:display="true" table:show-details="true"/>
                <table:data-pilot-member table:name="\Software\DEV\Work\csharp\Projects\_Test1\_Test1\obj\x64\Release\TempPE\Properties.Resources.Designer.cs.dll" table:display="true" table:show-details="true"/>
                <table:data-pilot-member table:name="\Software\DEV\Work\csharp\Projects\_Test1\_Test1\Properties" table:display="true" table:show-details="true"/>
                <table:data-pilot-member table:name="\Software\DEV\Work\csharp\Projects\_Test1\_Test1\Properties\Resources.resx" table:display="true" table:show-details="true"/>
                <table:data-pilot-member table:name="\Software\DEV\Work\csharp\Projects\_Test1\_Test1\Properties\Settings.settings" table:display="true" table:show-details="true"/>
                <table:data-pilot-member table:name="\Software\DEV\Work\csharp\Projects\_Test1\_Test1\Resources" table:display="true" table:show-details="true"/>
                <table:data-pilot-member table:name="\Software\DEV\Work\csharp\Projects\_Test1\_Test1\Resources\csharp_128_multi.ico" table:display="true" table:show-details="true"/>
                <table:data-pilot-member table:name="\Software\DEV\Work\csharp\Projects\_Test1\_Test1\Resources\face-smile.ico" table:display="true" table:show-details="true"/>
                <table:data-pilot-member table:name="\Software\DEV\Work\csharp\Projects\_Test1\_Test1\Resources\logout_button.png" table:display="true" table:show-details="true"/>
                <table:data-pilot-member table:name="\Software\DEV\Work\csharp\Projects\_Test1\_Test1\UTIL.IniReader.cs" table:display="true" table:show-details="true"/>
                <table:data-pilot-member table:name="\Software\DEV\Work\csharp\Projects\_Test1\_Test1\UTIL.LogFile.cs" table:display="true" table:show-details="true"/>
                <table:data-pilot-member table:name="\Software\DEV\Work\csharp\Projects\_Test1\.editorconfig" table:display="true" table:show-details="true"/>
                <table:data-pilot-member table:name="\Software\DEV\Work\csharp\Projects\_Test1\.vs" table:display="true" table:show-details="true"/>
                <table:data-pilot-member table:name="\Software\DEV\Work\csharp\Projects\_Test1\.vs\DownloadControlTool" table:display="true" table:show-details="true"/>
                <table:data-pilot-member table:name="\Software\DEV\Work\csharp\Projects\_Test1\.vs\DownloadControlTool\CopilotIndices" table:display="true" table:show-details="true"/>
                <table:data-pilot-member table:name="\Software\DEV\Work\csharp\Projects\_Test1\.vs\DownloadControlTool\CopilotIndices\17.14.1147.5054" table:display="true" table:show-details="true"/>
                <table:data-pilot-member table:name="\Software\DEV\Work\csharp\Projects\_Test1\.vs\DownloadControlTool\CopilotIndices\17.14.1147.5054\CodeChunks.db" table:display="true" table:show-details="true"/>
                <table:data-pilot-member table:name="\Software\DEV\Work\csharp\Projects\_Test1\.vs\DownloadControlTool\CopilotIndices\17.14.1147.5054\SemanticSymbols.db" table:display="true" table:show-details="true"/>
                <table:data-pilot-member table:name="\Software\DEV\Work\csharp\Projects\_Test1\.vs\DownloadControlTool\FileContentIndex" table:display="true" table:show-details="true"/>
                <table:data-pilot-member table:name="\Software\DEV\Work\csharp\Projects\_Test1\.vs\DownloadControlTool\FileContentIndex\3013396d-11fe-4b57-8aea-b0b0fc08c84a.vsidx" table:display="true" table:show-details="true"/>
                <table:data-pilot-member table:name="\Software\DEV\Work\csharp\Projects\_Test1\.vs\DownloadControlTool\FileContentIndex\5b401ebf-3428-4274-8253-bdd5762e025d.vsidx" table:display="true" table:show-details="true"/>
                <table:data-pilot-member table:name="\Software\DEV\Work\csharp\Projects\_Test1\.vs\DownloadControlTool\FileContentIndex\649b27dd-6ee3-4bec-b5ff-e64e51c18315.vsidx" table:display="true" table:show-details="true"/>
                <table:data-pilot-member table:name="\Software\DEV\Work\csharp\Projects\_Test1\.vs\DownloadControlTool\FileContentIndex\d02debc3-c473-47c0-a0ba-7a75291650db.vsidx" table:display="true" table:show-details="true"/>
                <table:data-pilot-member table:name="\Software\DEV\Work\csharp\Projects\_Test1\.vs\DownloadControlTool\FileContentIndex\d802c48f-4179-438b-b54a-2d98fc855d72.vsidx" table:display="true" table:show-details="true"/>
                <table:data-pilot-member table:name="\Software\DEV\Work\csharp\Projects\_Test1\.vs\DownloadControlTool\v17" table:display="true" table:show-details="true"/>
                <table:data-pilot-member table:name="\Software\DEV\Work\csharp\Projects\_Test1\.vs\DownloadControlTool\v17\.suo" table:display="true" table:show-details="true"/>
                <table:data-pilot-member table:name="\Software\DEV\Work\csharp\Projects\_Test1\.vs\DownloadControlTool\v17\DocumentLayout.backup.json" table:display="true" table:show-details="true"/>
                <table:data-pilot-member table:name="\Software\DEV\Work\csharp\Projects\_Test1\.vs\DownloadControlTool\v17\DocumentLayout.json" table:display="true" table:show-details="true"/>
                <table:data-pilot-member table:name="\Software\DEV\Work\csharp\Projects\_Test1\Installer" table:display="true" table:show-details="true"/>
                <table:data-pilot-member table:name="\Software\DEV\Work\csharp\Projects\_Test1\Installer\.vs" table:display="true" table:show-details="true"/>
                <table:data-pilot-member table:name="\Software\DEV\Work\csharp\Projects\_Test1\Installer\.vs\Installer.csproj.dtbcache.json" table:display="true" table:show-details="true"/>
                <table:data-pilot-member table:name="\Software\DEV\Work\csharp\Projects\_Test1\Installer\App.config" table:display="true" table:show-details="true"/>
                <table:data-pilot-member table:name="\Software\DEV\Work\csharp\Projects\_Test1\Installer\bin" table:display="true" table:show-details="true"/>
                <table:data-pilot-member table:name="\Software\DEV\Work\csharp\Projects\_Test1\Installer\bin\Debug" table:display="true" table:show-details="true"/>
                <table:data-pilot-member table:name="\Software\DEV\Work\csharp\Projects\_Test1\Installer\bin\Release" table:display="true" table:show-details="true"/>
                <table:data-pilot-member table:name="\Software\DEV\Work\csharp\Projects\_Test1\Installer\bin\x64" table:display="true" table:show-details="true"/>
                <table:data-pilot-member table:name="\Software\DEV\Work\csharp\Projects\_Test1\Installer\bin\x64\Release" table:display="true" table:show-details="true"/>
                <table:data-pilot-member table:name="\Software\DEV\Work\csharp\Projects\_Test1\Installer\bin\x64\Release\Installer.dll" table:display="true" table:show-details="true"/>
                <table:data-pilot-member table:name="\Software\DEV\Work\csharp\Projects\_Test1\Installer\bin\x64\Release\Installer.dll.config" table:display="true" table:show-details="true"/>
                <table:data-pilot-member table:name="\Software\DEV\Work\csharp\Projects\_Test1\Installer\bin\x64\Release\Installer.pdb" table:display="true" table:show-details="true"/>
                <table:data-pilot-member table:name="\Software\DEV\Work\csharp\Projects\_Test1\Installer\Installer.csproj" table:display="true" table:show-details="true"/>
                <table:data-pilot-member table:name="\Software\DEV\Work\csharp\Projects\_Test1\Installer\Installer.csproj.user" table:display="true" table:show-details="true"/>
                <table:data-pilot-member table:name="\Software\DEV\Work\csharp\Projects\_Test1\Installer\Installer.iss" table:display="true" table:show-details="true"/>
                <table:data-pilot-member table:name="\Software\DEV\Work\csharp\Projects\_Test1\Installer\Installer.txt" table:display="true" table:show-details="true"/>
                <table:data-pilot-member table:name="\Software\DEV\Work\csharp\Projects\_Test1\Installer\obj" table:display="true" table:show-details="true"/>
                <table:data-pilot-member table:name="\Software\DEV\Work\csharp\Projects\_Test1\Installer\obj\Debug" table:display="true" table:show-details="true"/>
                <table:data-pilot-member table:name="\Software\DEV\Work\csharp\Projects\_Test1\Installer\obj\Debug\DesignTimeResolveAssemblyReferencesInput.cache" table:display="true" table:show-details="true"/>
                <table:data-pilot-member table:name="\Software\DEV\Work\csharp\Projects\_Test1\Installer\obj\Debug\Installer.csproj.FileListAbsolute.txt" table:display="true" table:show-details="true"/>
                <table:data-pilot-member table:name="\Software\DEV\Work\csharp\Projects\_Test1\Installer\obj\Debug\TempPE" table:display="true" table:show-details="true"/>
                <table:data-pilot-member table:name="\Software\DEV\Work\csharp\Projects\_Test1\Installer\obj\Installer.csproj.nuget.dgspec.json" table:display="true" table:show-details="true"/>
                <table:data-pilot-member table:name="\Software\DEV\Work\csharp\Projects\_Test1\Installer\obj\Installer.csproj.nuget.g.props" table:display="true" table:show-details="true"/>
                <table:data-pilot-member table:name="\Software\DEV\Work\csharp\Projects\_Test1\Installer\obj\Installer.csproj.nuget.g.targets" table:display="true" table:show-details="true"/>
                <table:data-pilot-member table:name="\Software\DEV\Work\csharp\Projects\_Test1\Installer\obj\project.assets.json" table:display="true" table:show-details="true"/>
                <table:data-pilot-member table:name="\Software\DEV\Work\csharp\Projects\_Test1\Installer\obj\project.nuget.cache" table:display="true" table:show-details="true"/>
                <table:data-pilot-member table:name="\Software\DEV\Work\csharp\Projects\_Test1\Installer\obj\Release" table:display="true" table:show-details="true"/>
                <table:data-pilot-member table:name="\Software\DEV\Work\csharp\Projects\_Test1\Installer\obj\Release\Installer.csproj.AssemblyReference.cache" table:display="true" table:show-details="true"/>
                <table:data-pilot-member table:name="\Software\DEV\Work\csharp\Projects\_Test1\Installer\obj\Release\TempPE" table:display="true" table:show-details="true"/>
                <table:data-pilot-member table:name="\Software\DEV\Work\csharp\Projects\_Test1\Installer\obj\x64" table:display="true" table:show-details="true"/>
                <table:data-pilot-member table:name="\Software\DEV\Work\csharp\Projects\_Test1\Installer\obj\x64\Release" table:display="true" table:show-details="true"/>
                <table:data-pilot-member table:name="\Software\DEV\Work\csharp\Projects\_Test1\Installer\obj\x64\Release\Installer.csproj.AssemblyReference.cache" table:display="true" table:show-details="true"/>
                <table:data-pilot-member table:name="\Software\DEV\Work\csharp\Projects\_Test1\Installer\obj\x64\Release\Installer.csproj.CoreCompileInputs.cache" table:display="true" table:show-details="true"/>
                <table:data-pilot-member table:name="\Software\DEV\Work\csharp\Projects\_Test1\Installer\obj\x64\Release\Installer.csproj.FileListAbsolute.txt" table:display="true" table:show-details="true"/>
                <table:data-pilot-member table:name="\Software\DEV\Work\csharp\Projects\_Test1\Installer\obj\x64\Release\Installer.dll" table:display="true" table:show-details="true"/>
                <table:data-pilot-member table:name="\Software\DEV\Work\csharp\Projects\_Test1\Installer\obj\x64\Release\Installer.pdb" table:display="true" table:show-details="true"/>
                <table:data-pilot-member table:name="\Software\DEV\Work\csharp\Projects\_Test1\Installer\obj\x64\Release\Temp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7">00/00/0000</text:date>, <text:time style:data-style-name="N2" text:time-value="09:17:59.333578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6T13:11:05.525899800</meta:creation-date>
    <dc:date>2025-09-17T09:23:33.971627800</dc:date>
    <meta:editing-duration>PT9M11S</meta:editing-duration>
    <meta:editing-cycles>3</meta:editing-cycles>
    <meta:generator>LibreOffice/25.2.5.2$Windows_X86_64 LibreOffice_project/03d19516eb2e1dd5d4ccd751a0d6f35f35e08022</meta:generator>
    <meta:document-statistic meta:table-count="5" meta:cell-count="1268" meta:object-count="0"/>
  </office:meta>
</office:document-meta>
</file>